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Installation Guide Meeting Action Tracker</text:p>
      <text:p text:style-name="Standard"/>
      <text:p text:style-name="P1">Tracker Review/Update Date: <text:span text:style-name="T5">01/04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Installation Guide.</text:span></text:p>
      <text:p text:style-name="P1"><text:span text:style-name="T5"><text:tab/></text:span>Meeting Date<text:span text:style-name="T5"><text:tab/> </text:span>:<text:span text:style-name="T5"> 25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Java installation and configuration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MySQL installation and configuration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Installation of Web Server Apache Tomcat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5:47:39</dc:date>
    <dc:creator>jaipal </dc:creator>
    <meta:editing-duration>PT1H50M28S</meta:editing-duration>
    <meta:editing-cycles>113</meta:editing-cycles>
    <meta:document-statistic meta:table-count="1" meta:image-count="1" meta:object-count="0" meta:page-count="1" meta:paragraph-count="25" meta:word-count="65" meta:character-count="488" meta:non-whitespace-character-count="429"/>
  </office:meta>
</office:document-meta>
</file>